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seIcons" svg:font-family="VerseIcons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fc79" officeooo:paragraph-rsid="0006fc79"/>
    </style:style>
    <style:style style:name="P2" style:family="paragraph" style:parent-style-name="Standard">
      <style:text-properties style:font-name="VerseIcons" officeooo:rsid="0006fc79" officeooo:paragraph-rsid="0006fc79"/>
    </style:style>
    <style:style style:name="P3" style:family="paragraph" style:parent-style-name="Standard">
      <style:text-properties style:font-name="VerseIcons" fo:font-size="18pt" officeooo:rsid="0006fc79" officeooo:paragraph-rsid="0006fc79" style:font-size-asian="18pt" style:font-size-complex="18pt"/>
    </style:style>
    <style:style style:name="P4" style:family="paragraph" style:parent-style-name="Standard">
      <style:paragraph-properties fo:background-color="#ff6600">
        <style:background-image/>
      </style:paragraph-properties>
      <style:text-properties style:font-name="VerseIcons" fo:font-size="18pt" officeooo:rsid="0006fc79" officeooo:paragraph-rsid="0006fc79" style:font-size-asian="18pt" style:font-size-complex="18pt"/>
    </style:style>
    <style:style style:name="T1" style:family="text">
      <style:text-properties style:font-name="Free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defghijklmnopqrstuvwxyzABCDEFGHIJKLMNOPQRSTUVWXYZ0123456789</text:p>
      <text:p text:style-name="P2">abcdefghijklmnopqrstuvwxyzABCDEFGHIJKLMNOPQRSTUVWXYZ0123456789</text:p>
      <text:p text:style-name="P2"/>
      <text:p text:style-name="P4">a<text:span text:style-name="T1">a</text:span></text:p>
      <text:p text:style-name="P3">b<text:span text:style-name="T1">a</text:span></text:p>
      <text:p text:style-name="P4">c<text:span text:style-name="T1">a</text:span></text:p>
      <text:p text:style-name="P3">d<text:span text:style-name="T1">a</text:span></text:p>
      <text:p text:style-name="P4">e<text:span text:style-name="T1">a</text:span></text:p>
      <text:p text:style-name="P3">f<text:span text:style-name="T1">a</text:span></text:p>
      <text:p text:style-name="P3">g<text:span text:style-name="T1">a</text:span></text:p>
      <text:p text:style-name="P3">h<text:span text:style-name="T1">a</text:span></text:p>
      <text:p text:style-name="P3">i<text:span text:style-name="T1">a</text:span></text:p>
      <text:p text:style-name="P3">j<text:span text:style-name="T1">a</text:span></text:p>
      <text:p text:style-name="P3">k<text:span text:style-name="T1">a</text:span></text:p>
      <text:p text:style-name="P3">l<text:span text:style-name="T1">a</text:span></text:p>
      <text:p text:style-name="P3">m<text:span text:style-name="T1">a</text:span></text:p>
      <text:p text:style-name="P3">n<text:span text:style-name="T1">a</text:span></text:p>
      <text:p text:style-name="P3">o<text:span text:style-name="T1">a</text:span></text:p>
      <text:p text:style-name="P3">p<text:span text:style-name="T1">a</text:span></text:p>
      <text:p text:style-name="P3">q<text:span text:style-name="T1">a</text:span></text:p>
      <text:p text:style-name="P3">r<text:span text:style-name="T1">a</text:span></text:p>
      <text:p text:style-name="P3">s<text:span text:style-name="T1">a</text:span></text:p>
      <text:p text:style-name="P3">t<text:span text:style-name="T1">a</text:span></text:p>
      <text:p text:style-name="P3">u<text:span text:style-name="T1">a</text:span></text:p>
      <text:p text:style-name="P3">v<text:span text:style-name="T1">a</text:span></text:p>
      <text:p text:style-name="P3">w<text:span text:style-name="T1">a</text:span></text:p>
      <text:p text:style-name="P3">x<text:span text:style-name="T1">a</text:span></text:p>
      <text:p text:style-name="P3">y<text:span text:style-name="T1">a</text:span></text:p>
      <text:p text:style-name="P3">z<text:span text:style-name="T1">a</text:span></text:p>
      <text:p text:style-name="P3">A<text:span text:style-name="T1">a</text:span></text:p>
      <text:p text:style-name="P3">B<text:span text:style-name="T1">a</text:span></text:p>
      <text:p text:style-name="P3">C<text:span text:style-name="T1">a</text:span></text:p>
      <text:p text:style-name="P3"><text:soft-page-break/>D<text:span text:style-name="T1">a</text:span></text:p>
      <text:p text:style-name="P3">E<text:span text:style-name="T1">a</text:span></text:p>
      <text:p text:style-name="P3">F<text:span text:style-name="T1">a</text:span></text:p>
      <text:p text:style-name="P3">G<text:span text:style-name="T1">a</text:span></text:p>
      <text:p text:style-name="P3">H<text:span text:style-name="T1">a</text:span></text:p>
      <text:p text:style-name="P3">I<text:span text:style-name="T1">a</text:span></text:p>
      <text:p text:style-name="P3">J<text:span text:style-name="T1">a</text:span></text:p>
      <text:p text:style-name="P3">K<text:span text:style-name="T1">a</text:span></text:p>
      <text:p text:style-name="P3">L<text:span text:style-name="T1">a</text:span></text:p>
      <text:p text:style-name="P3">M<text:span text:style-name="T1">a</text:span></text:p>
      <text:p text:style-name="P3">N<text:span text:style-name="T1">a</text:span></text:p>
      <text:p text:style-name="P3">O<text:span text:style-name="T1">a</text:span></text:p>
      <text:p text:style-name="P3">P<text:span text:style-name="T1">a</text:span></text:p>
      <text:p text:style-name="P3">Q<text:span text:style-name="T1">a</text:span></text:p>
      <text:p text:style-name="P3">R<text:span text:style-name="T1">a</text:span></text:p>
      <text:p text:style-name="P3">S<text:span text:style-name="T1">a</text:span></text:p>
      <text:p text:style-name="P3">T<text:span text:style-name="T1">a</text:span></text:p>
      <text:p text:style-name="P3">U<text:span text:style-name="T1">a</text:span></text:p>
      <text:p text:style-name="P3">V<text:span text:style-name="T1">a</text:span></text:p>
      <text:p text:style-name="P3">W<text:span text:style-name="T1">a</text:span></text:p>
      <text:p text:style-name="P3">X<text:span text:style-name="T1">a</text:span></text:p>
      <text:p text:style-name="P3">Y<text:span text:style-name="T1">a</text:span></text:p>
      <text:p text:style-name="P3">Z<text:span text:style-name="T1">a</text:span></text:p>
      <text:p text:style-name="P3">0<text:span text:style-name="T1">a</text:span></text:p>
      <text:p text:style-name="P3">1<text:span text:style-name="T1">a</text:span></text:p>
      <text:p text:style-name="P3">2<text:span text:style-name="T1">a</text:span></text:p>
      <text:p text:style-name="P3">3<text:span text:style-name="T1">a</text:span></text:p>
      <text:p text:style-name="P3">4<text:span text:style-name="T1">a</text:span></text:p>
      <text:p text:style-name="P3">5<text:span text:style-name="T1">a</text:span></text:p>
      <text:p text:style-name="P3">6<text:span text:style-name="T1">a</text:span></text:p>
      <text:p text:style-name="P3">7<text:span text:style-name="T1">a</text:span></text:p>
      <text:p text:style-name="P3"><text:soft-page-break/>8<text:span text:style-name="T1">a</text:span></text:p>
      <text:p text:style-name="P3">9<text:span text:style-name="T1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VerseIcons" svg:font-family="VerseIcons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 Ganguli</meta:initial-creator>
    <meta:creation-date>2014-10-17T15:53:33.780925695</meta:creation-date>
    <dc:date>2014-10-17T15:57:59.399156011</dc:date>
    <dc:creator>Ami Ganguli</dc:creator>
    <meta:editing-duration>P0D</meta:editing-duration>
    <meta:editing-cycles>1</meta:editing-cycles>
    <meta:document-statistic meta:table-count="0" meta:image-count="0" meta:object-count="0" meta:page-count="3" meta:paragraph-count="64" meta:word-count="64" meta:character-count="248" meta:non-whitespace-character-count="248"/>
    <meta:generator>LibreOffice/4.2.3.2$Linux_X86_64 LibreOffice_project/5b49ae607df7cb5a837397b40c7dba9b437980e9</meta:generator>
  </office:meta>
</office:document-meta>
</file>